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QueryManager.ServerQueryManager( QueryManager manager , Server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QueryManager.getSupportedQueryLangu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QueryManager.getQuery(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QueryManager.createQuery( String statement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